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PRAISES THE LORD (108:1-5, 7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PRAISES THE LORD (108:1-5, 7-1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10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0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08:3, 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? (108:4, 7-10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Why? (108:4, 7-10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Because of God's love (108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Because of God's faithfulness (108: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Because of God's promises (108:7-10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DAVID PRAISES THE LORD (108:1-5, 7-10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ow? (10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When? (10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here? (108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hy? (108:4, 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0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 PRAISES THE LORD (108:1-5, 7-10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 PETITIONS THE LORD (108:6, 11-1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DAVID PETITIONS THE LORD (108:6, 11-13)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o rescue them (108: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o help them and give them success over their enemies (108:11-1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SALM 108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DAVID PRAISES THE LORD (108:1-5, 7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 PETITIONS THE LORD (108:6, 11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8 </dc:title>
    <meta:initial-creator>David STRICKLAND</meta:initial-creator>
    <dc:creator>David STRICKLAND</dc:creator>
    <meta:creation-date>2020-02-22T17:39:25Z</meta:creation-date>
    <dc:date>2020-02-22T17:39:25Z</dc:date>
    <meta:template xlink:href="BibleStudy" xlink:type="simple"/>
    <meta:editing-cycles>1</meta:editing-cycles>
    <meta:editing-duration>PT0S</meta:editing-duration>
    <meta:document-statistic meta:paragraph-count="25" meta:word-count="187"/>
  </office:meta>
</office:document-meta>
</file>